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246" officeooo:paragraph-rsid="00054246"/>
    </style:style>
    <style:style style:name="P2" style:family="paragraph" style:parent-style-name="Standard">
      <style:text-properties officeooo:rsid="0005b4f4" officeooo:paragraph-rsid="0005b4f4"/>
    </style:style>
    <style:style style:name="P3" style:family="paragraph" style:parent-style-name="Standard">
      <style:text-properties officeooo:rsid="00072b37" officeooo:paragraph-rsid="00072b37"/>
    </style:style>
    <style:style style:name="P4" style:family="paragraph" style:parent-style-name="Standard">
      <style:text-properties officeooo:rsid="0008aca6" officeooo:paragraph-rsid="0008aca6"/>
    </style:style>
    <style:style style:name="P5" style:family="paragraph" style:parent-style-name="Standard">
      <style:text-properties officeooo:rsid="00093345" officeooo:paragraph-rsid="00093345"/>
    </style:style>
    <style:style style:name="P6" style:family="paragraph" style:parent-style-name="Standard">
      <style:text-properties officeooo:rsid="0009c254" officeooo:paragraph-rsid="0009c254"/>
    </style:style>
    <style:style style:name="P7" style:family="paragraph" style:parent-style-name="Standard">
      <style:text-properties officeooo:rsid="000b53c4" officeooo:paragraph-rsid="000b53c4"/>
    </style:style>
    <style:style style:name="P8" style:family="paragraph" style:parent-style-name="Standard">
      <style:text-properties officeooo:rsid="000ba122" officeooo:paragraph-rsid="000ba122"/>
    </style:style>
    <style:style style:name="P9" style:family="paragraph" style:parent-style-name="Text_20_body">
      <style:paragraph-properties fo:break-before="page"/>
      <style:text-properties officeooo:rsid="000b53c4" officeooo:paragraph-rsid="000b53c4"/>
    </style:style>
    <style:style style:name="P10" style:family="paragraph" style:parent-style-name="Heading_20_3">
      <style:text-properties officeooo:rsid="000b53c4"/>
    </style:style>
    <style:style style:name="P11" style:family="paragraph" style:parent-style-name="Text_20_body">
      <style:text-properties officeooo:rsid="000b53c4"/>
    </style:style>
    <style:style style:name="P12" style:family="paragraph" style:parent-style-name="Horizontal_20_Line">
      <style:text-properties officeooo:rsid="000b53c4"/>
    </style:style>
    <style:style style:name="P13" style:family="paragraph" style:parent-style-name="Preformatted_20_Text">
      <style:text-properties officeooo:rsid="000b53c4"/>
    </style:style>
    <style:style style:name="P14" style:family="paragraph" style:parent-style-name="Preformatted_20_Text">
      <style:paragraph-properties fo:margin-top="0in" fo:margin-bottom="0.1965in" style:contextual-spacing="false"/>
      <style:text-properties officeooo:rsid="000b53c4"/>
    </style:style>
    <style:style style:name="P15" style:family="paragraph" style:parent-style-name="Preformatted_20_Text">
      <style:paragraph-properties fo:break-before="page"/>
      <style:text-properties officeooo:rsid="00054246" officeooo:paragraph-rsid="00054246"/>
    </style:style>
    <style:style style:name="P16" style:family="paragraph" style:parent-style-name="Preformatted_20_Text">
      <style:paragraph-properties fo:text-align="start" style:justify-single-word="false" fo:orphans="2" fo:widows="2" fo:text-indent="0in" style:auto-text-indent="false"/>
      <style:text-properties officeooo:rsid="00054246"/>
    </style:style>
    <style:style style:name="P1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rsid="00054246"/>
    </style:style>
    <style:style style:name="P18" style:family="paragraph" style:parent-style-name="Preformatted_20_Text">
      <style:paragraph-properties fo:margin-top="0in" fo:margin-bottom="0.1965in" style:contextual-spacing="false" fo:text-align="start" style:justify-single-word="false" fo:orphans="2" fo:widows="2" fo:text-indent="0in" style:auto-text-indent="false"/>
      <style:text-properties officeooo:rsid="00054246"/>
    </style:style>
    <style:style style:name="T1" style:family="text">
      <style:text-properties officeooo:rsid="0005b4f4"/>
    </style:style>
    <style:style style:name="T2" style:family="text">
      <style:text-properties officeooo:rsid="000ba122"/>
    </style:style>
    <style:style style:name="T3" style:family="text">
      <style:text-properties fo:font-variant="normal" fo:text-transform="none" fo:color="#9334e6" loext:opacity="100%" fo:font-size="10.5pt" fo:letter-spacing="normal" fo:font-style="normal" fo:font-weight="normal"/>
    </style:style>
    <style:style style:name="T4" style:family="text">
      <style:text-properties fo:font-variant="normal" fo:text-transform="none" fo:color="#001d35" loext:opacity="100%" fo:font-size="10.5pt" fo:letter-spacing="normal" fo:font-style="normal" fo:font-weight="normal"/>
    </style:style>
    <style:style style:name="T5" style:family="text">
      <style:text-properties fo:font-variant="normal" fo:text-transform="none" fo:color="#001d35" loext:opacity="100%" fo:letter-spacing="normal"/>
    </style:style>
    <style:style style:name="T6" style:family="text">
      <style:text-properties fo:font-variant="normal" fo:text-transform="none" fo:color="#80868b" loext:opacity="100%" fo:font-size="10.5pt" fo:letter-spacing="normal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meter types:</text:p>
      <text:p text:style-name="P1">string</text:p>
      <text:p text:style-name="P1">bool</text:p>
      <text:p text:style-name="P1">int </text:p>
      <text:p text:style-name="P1">float</text:p>
      <text:p text:style-name="P1">string[]</text:p>
      <text:p text:style-name="P1">JSON</text:p>
      <text:p text:style-name="P1"/>
      <text:p text:style-name="P2">Assigning a concrete value to a parameter:</text:p>
      <text:p text:style-name="P1">Simple <text:span text:style-name="T1">parameter</text:span>:</text:p>
      <text:p text:style-name="P1"><text:tab/>User can enter a string value that is tested for correct type and against simple attribute tests. Bool is a checkbox.</text:p>
      <text:p text:style-name="P1"/>
      <text:p text:style-name="P1">Assignable <text:span text:style-name="T1">parameter:</text:span></text:p>
      <text:p text:style-name="P1"><text:tab/>User is allowed to enter a string value that is tested for correct type or a dropdown with any valid variable that can be assigned to that parameter. Attribute tests are applied once the variabl;e assignment is r<text:span text:style-name="T1">e</text:span>solved. <text:span text:style-name="T1">Bool prompt is a combobox with ‘True’ and ‘False’ as first selections.</text:span></text:p>
      <text:p text:style-name="P1"/>
      <text:p text:style-name="P1"/>
      <text:p text:style-name="P1"/>
      <text:p text:style-name="P2">Selecting variables that will receive results or be used by commands as counters:</text:p>
      <text:p text:style-name="P2"/>
      <text:p text:style-name="P3">types </text:p>
      <text:p text:style-name="P3"/>
      <text:p text:style-name="P4">use cases</text:p>
      <text:p text:style-name="P4">for commands</text:p>
      <text:p text:style-name="P4"><text:s/>starting, ending values can be int or int-variable</text:p>
      <text:p text:style-name="P4">incremeting value must be a variable this variable can only ne changed by the method where it is used</text:p>
      <text:p text:style-name="P2"/>
      <text:p text:style-name="P1"/>
      <text:p text:style-name="P2"/>
      <text:p text:style-name="P5">For</text:p>
      <text:p text:style-name="P5"><text:s/>star5t and end and increment can be int <text:s/>or int-variable</text:p>
      <text:p text:style-name="P5"><text:s/>increment must be a var,that can only be chnaged by the commands</text:p>
      <text:p text:style-name="P5"/>
      <text:p text:style-name="P5">(do) while loop</text:p>
      <text:p text:style-name="P5"><text:s text:c="2"/>must be a bool variable, or t/F, or py expression</text:p>
      <text:p text:style-name="P5"/>
      <text:p text:style-name="P5">foreach</text:p>
      <text:p text:style-name="P5"><text:s text:c="2"/>collection is json literal, a json variables</text:p>
      <text:p text:style-name="P5"><text:s text:c="2"/>loop target is a json-var</text:p>
      <text:p text:style-name="P5"/>
      <text:p text:style-name="P5">if then else</text:p>
      <text:p text:style-name="P5"><text:s text:c="2"/>each cvlause must be a bool var or <text:s/>a py expression</text:p>
      <text:p text:style-name="P5"/>
      <text:p text:style-name="P5">set variables <text:s/></text:p>
      <text:p text:style-name="P5"><text:s text:c="2"/>set to same type of variable or py expression</text:p>
      <text:p text:style-name="P5"/>
      <text:p text:style-name="P5">Block</text:p>
      <text:p text:style-name="P5"><text:soft-page-break/><text:s text:c="2"/>special async variable</text:p>
      <text:p text:style-name="P5"><text:s/></text:p>
      <text:p text:style-name="P5"/>
      <text:p text:style-name="P6">options can be literal, variable, or expression</text:p>
      <text:p text:style-name="P6"/>
      <text:p text:style-name="P6">variables project should encapsuulate </text:p>
      <text:p text:style-name="P6"/>
      <text:p text:style-name="P7">The parameter model is configured for </text:p>
      <text:p text:style-name="P7"><text:s text:c="2"/>literal, literal/variable, literal/variable/expression</text:p>
      <text:p text:style-name="P7"/>
      <text:p text:style-name="P7"><text:span text:style-name="T2">A</text:span> literal must pass a parse for the type, and then the attribute restrictions.</text:p>
      <text:p text:style-name="P7"/>
      <text:p text:style-name="P7">A variable must be from an externally supplied list of options plus possible local options. This is a combobox with option to edit. The user input is parsed for either a valid literal or from the list – case insensitive.</text:p>
      <text:p text:style-name="P7"/>
      <text:p text:style-name="P8">An expression is treated as anything that fails the literal or variable test. In that case it is evaluated as a <text:s/>python string.</text:p>
      <text:p text:style-name="P7"/>
      <text:p text:style-name="P7"/>
      <text:p text:style-name="P7"/>
      <text:p text:style-name="P7"/>
      <text:p text:style-name="P7"/>
      <text:p text:style-name="P9">Thanks for the clarification! If your application is written in <text:span text:style-name="Strong_20_Emphasis">C#</text:span> and you want to evaluate a <text:span text:style-name="Strong_20_Emphasis">Python expression</text:span> like <text:span text:style-name="Source_20_Text">"x + y"</text:span> using <text:span text:style-name="Source_20_Text">eval()</text:span>, and detect if variables like <text:span text:style-name="Source_20_Text">x</text:span> or <text:span text:style-name="Source_20_Text">y</text:span> are <text:span text:style-name="Strong_20_Emphasis">undefined</text:span>, here’s how you can do it.</text:p>
      <text:h text:style-name="P10" text:outline-level="3">✅ Option: Use Python from C# via Python.NET (or IronPython)</text:h>
      <text:p text:style-name="P11">Assuming you're using <text:span text:style-name="Strong_20_Emphasis">Python.NET</text:span> to run Python code from C# (a common way), here's how to catch undefined variables:</text:p>
      <text:p text:style-name="P12"/>
      <text:h text:style-name="P10" text:outline-level="3">🔧 Example: C# with Python.NET</text:h>
      <text:p text:style-name="P13"><text:span text:style-name="Source_20_Text">using Python.Runtime;</text:span></text:p>
      <text:p text:style-name="P13"/>
      <text:p text:style-name="P13"><text:span text:style-name="Source_20_Text">class Program</text:span></text:p>
      <text:p text:style-name="P13"><text:span text:style-name="Source_20_Text">{</text:span></text:p>
      <text:p text:style-name="P13"><text:span text:style-name="Source_20_Text"><text:s text:c="4"/>static void Main()</text:span></text:p>
      <text:p text:style-name="P13"><text:span text:style-name="Source_20_Text"><text:s text:c="4"/>{</text:span></text:p>
      <text:p text:style-name="P13"><text:span text:style-name="Source_20_Text"><text:s text:c="8"/>string expression = "x + y";</text:span></text:p>
      <text:p text:style-name="P13"/>
      <text:p text:style-name="P13"><text:span text:style-name="Source_20_Text"><text:s text:c="8"/>using (Py.GIL())</text:span></text:p>
      <text:p text:style-name="P13"><text:span text:style-name="Source_20_Text"><text:s text:c="8"/>{</text:span></text:p>
      <text:p text:style-name="P13"><text:span text:style-name="Source_20_Text"><text:s text:c="12"/>dynamic builtins = Py.Import("builtins");</text:span></text:p>
      <text:p text:style-name="P13"><text:span text:style-name="Source_20_Text"><text:s text:c="12"/>dynamic locals = new PyDict();</text:span></text:p>
      <text:p text:style-name="P13"><text:span text:style-name="Source_20_Text"><text:s text:c="12"/>locals["x"] = 5;</text:span></text:p>
      <text:p text:style-name="P13"/>
      <text:p text:style-name="P13"><text:span text:style-name="Source_20_Text"><text:s text:c="12"/>try</text:span></text:p>
      <text:p text:style-name="P13"><text:span text:style-name="Source_20_Text"><text:s text:c="12"/>{</text:span></text:p>
      <text:p text:style-name="P13"><text:span text:style-name="Source_20_Text"><text:s text:c="16"/>dynamic result = PythonEngine.Eval(expression, builtins.__dict__, locals);</text:span></text:p>
      <text:p text:style-name="P13"><text:span text:style-name="Source_20_Text"><text:s text:c="16"/>Console.WriteLine($"Result: {result}");</text:span></text:p>
      <text:p text:style-name="P13"><text:span text:style-name="Source_20_Text"><text:s text:c="12"/>}</text:span></text:p>
      <text:p text:style-name="P13"><text:span text:style-name="Source_20_Text"><text:s text:c="12"/>catch (PythonException ex)</text:span></text:p>
      <text:p text:style-name="P13"><text:span text:style-name="Source_20_Text"><text:s text:c="12"/>{</text:span></text:p>
      <text:p text:style-name="P13"><text:span text:style-name="Source_20_Text"><text:s text:c="16"/>if (ex.Type.Name == "NameError")</text:span></text:p>
      <text:p text:style-name="P13"><text:span text:style-name="Source_20_Text"><text:s text:c="16"/>{</text:span></text:p>
      <text:p text:style-name="P13"><text:span text:style-name="Source_20_Text"><text:s text:c="20"/>Console.WriteLine($"Undefined variable error: {ex.Message}");</text:span></text:p>
      <text:p text:style-name="P13"><text:span text:style-name="Source_20_Text"><text:s text:c="16"/>}</text:span></text:p>
      <text:p text:style-name="P13"><text:span text:style-name="Source_20_Text"><text:s text:c="16"/>else</text:span></text:p>
      <text:p text:style-name="P13"><text:span text:style-name="Source_20_Text"><text:s text:c="16"/>{</text:span></text:p>
      <text:p text:style-name="P13"><text:span text:style-name="Source_20_Text"><text:s text:c="20"/>Console.WriteLine($"Python error: {ex.Message}");</text:span></text:p>
      <text:p text:style-name="P13"><text:span text:style-name="Source_20_Text"><text:s text:c="16"/>}</text:span></text:p>
      <text:p text:style-name="P13"><text:span text:style-name="Source_20_Text"><text:s text:c="12"/>}</text:span></text:p>
      <text:p text:style-name="P13"><text:span text:style-name="Source_20_Text"><text:s text:c="8"/>}</text:span></text:p>
      <text:p text:style-name="P13"><text:span text:style-name="Source_20_Text"><text:s text:c="4"/>}</text:span></text:p>
      <text:p text:style-name="P14"><text:span text:style-name="Source_20_Text">}</text:span></text:p>
      <text:p text:style-name="P12"/>
      <text:h text:style-name="P10" text:outline-level="3">✅ Alternative: Static Analysis Using <text:span text:style-name="Source_20_Text">ast</text:span> in Python</text:h>
      <text:p text:style-name="P11">If you want to <text:span text:style-name="Strong_20_Emphasis">detect missing variables ahead of time</text:span>, you can call a small Python script using <text:span text:style-name="Source_20_Text">ast</text:span> to parse and return missing variables. Here’s a Python snippet to use from C#:</text:p>
      <text:p text:style-name="P13"><text:span text:style-name="Source_20_Text"># Python script (check_vars.py)</text:span></text:p>
      <text:p text:style-name="P13"><text:soft-page-break/><text:span text:style-name="Source_20_Text">import ast</text:span></text:p>
      <text:p text:style-name="P13"><text:span text:style-name="Source_20_Text">import sys</text:span></text:p>
      <text:p text:style-name="P13"><text:span text:style-name="Source_20_Text">import json</text:span></text:p>
      <text:p text:style-name="P13"/>
      <text:p text:style-name="P13"><text:span text:style-name="Source_20_Text">def get_variables(expr):</text:span></text:p>
      <text:p text:style-name="P13"><text:span text:style-name="Source_20_Text"><text:s text:c="4"/>tree = ast.parse(expr, mode='eval')</text:span></text:p>
      <text:p text:style-name="P13"><text:span text:style-name="Source_20_Text"><text:s text:c="4"/>return {node.id for node in ast.walk(tree) if isinstance(node, ast.Name)}</text:span></text:p>
      <text:p text:style-name="P13"/>
      <text:p text:style-name="P13"><text:span text:style-name="Source_20_Text">expression = sys.argv[1]</text:span></text:p>
      <text:p text:style-name="P13"><text:span text:style-name="Source_20_Text">defined_vars = set(sys.argv[2].split(',')) if len(sys.argv) &gt; 2 else set()</text:span></text:p>
      <text:p text:style-name="P13"><text:span text:style-name="Source_20_Text">used_vars = get_variables(expression)</text:span></text:p>
      <text:p text:style-name="P13"><text:span text:style-name="Source_20_Text">missing = used_vars - defined_vars</text:span></text:p>
      <text:p text:style-name="P14"><text:span text:style-name="Source_20_Text">print(json.dumps(list(missing)))</text:span></text:p>
      <text:p text:style-name="P11">Call it from C# like:</text:p>
      <text:p text:style-name="P13"><text:span text:style-name="Source_20_Text">using System.Diagnostics;</text:span></text:p>
      <text:p text:style-name="P13"/>
      <text:p text:style-name="P13"><text:span text:style-name="Source_20_Text">var psi = new ProcessStartInfo</text:span></text:p>
      <text:p text:style-name="P13"><text:span text:style-name="Source_20_Text">{</text:span></text:p>
      <text:p text:style-name="P13"><text:span text:style-name="Source_20_Text"><text:s text:c="4"/>FileName = "python",</text:span></text:p>
      <text:p text:style-name="P13"><text:span text:style-name="Source_20_Text"><text:s text:c="4"/>Arguments = $"check_vars.py \"x + y\" \"x\"",</text:span></text:p>
      <text:p text:style-name="P13"><text:span text:style-name="Source_20_Text"><text:s text:c="4"/>RedirectStandardOutput = true,</text:span></text:p>
      <text:p text:style-name="P13"><text:span text:style-name="Source_20_Text"><text:s text:c="4"/>UseShellExecute = false</text:span></text:p>
      <text:p text:style-name="P13"><text:span text:style-name="Source_20_Text">};</text:span></text:p>
      <text:p text:style-name="P13"/>
      <text:p text:style-name="P13"><text:span text:style-name="Source_20_Text">using (var process = Process.Start(psi))</text:span></text:p>
      <text:p text:style-name="P13"><text:span text:style-name="Source_20_Text">{</text:span></text:p>
      <text:p text:style-name="P13"><text:span text:style-name="Source_20_Text"><text:s text:c="4"/>string output = process.StandardOutput.ReadToEnd();</text:span></text:p>
      <text:p text:style-name="P13"><text:span text:style-name="Source_20_Text"><text:s text:c="4"/>process.WaitForExit();</text:span></text:p>
      <text:p text:style-name="P13"><text:span text:style-name="Source_20_Text"><text:s text:c="4"/>Console.WriteLine("Missing variables: " + output); // Will output ["y"]</text:span></text:p>
      <text:p text:style-name="P14"><text:span text:style-name="Source_20_Text">}</text:span></text:p>
      <text:p text:style-name="P12"/>
      <text:p text:style-name="P11">Let me know if you need help integrating Python.NET, or if you're using <text:span text:style-name="Strong_20_Emphasis">IronPython</text:span>, the logic is similar.</text:p>
      <text:p text:style-name="P7"/>
      <text:p text:style-name="P15"><text:span text:style-name="Source_20_Text"><text:span text:style-name="T3">using</text:span></text:span><text:span text:style-name="Source_20_Text"><text:span text:style-name="T4"> System.Text.Json;</text:span></text:span></text:p>
      <text:p text:style-name="P16"/>
      <text:p text:style-name="P17"><text:span text:style-name="Source_20_Text"><text:span text:style-name="T3">public</text:span></text:span><text:span text:style-name="Source_20_Text"><text:span text:style-name="T4"> </text:span></text:span><text:span text:style-name="Source_20_Text"><text:span text:style-name="T3">static</text:span></text:span><text:span text:style-name="Source_20_Text"><text:span text:style-name="T4"> </text:span></text:span><text:span text:style-name="Source_20_Text"><text:span text:style-name="T3">class</text:span></text:span><text:span text:style-name="Source_20_Text"><text:span text:style-name="T4"> StringExtensions</text:span></text:span></text:p>
      <text:p text:style-name="P16"><text:span text:style-name="Source_20_Text"><text:span text:style-name="T4">{</text:span></text:span></text:p>
      <text:p text:style-name="P17"><text:span text:style-name="Source_20_Text"><text:span text:style-name="T5"><text:s text:c="4"/></text:span></text:span><text:span text:style-name="Source_20_Text"><text:span text:style-name="T3">public</text:span></text:span><text:span text:style-name="Source_20_Text"><text:span text:style-name="T4"> </text:span></text:span><text:span text:style-name="Source_20_Text"><text:span text:style-name="T3">static</text:span></text:span><text:span text:style-name="Source_20_Text"><text:span text:style-name="T4"> </text:span></text:span><text:span text:style-name="Source_20_Text"><text:span text:style-name="T3">bool</text:span></text:span><text:span text:style-name="Source_20_Text"><text:span text:style-name="T4"> IsJson(</text:span></text:span><text:span text:style-name="Source_20_Text"><text:span text:style-name="T3">this</text:span></text:span><text:span text:style-name="Source_20_Text"><text:span text:style-name="T4"> </text:span></text:span><text:span text:style-name="Source_20_Text"><text:span text:style-name="T3">string</text:span></text:span><text:span text:style-name="Source_20_Text"><text:span text:style-name="T4"> source)</text:span></text:span></text:p>
      <text:p text:style-name="P16"><text:span text:style-name="Source_20_Text"><text:span text:style-name="T5"><text:s text:c="4"/></text:span></text:span><text:span text:style-name="Source_20_Text"><text:span text:style-name="T4">{</text:span></text:span></text:p>
      <text:p text:style-name="P17"><text:span text:style-name="Source_20_Text"><text:span text:style-name="T5"><text:s text:c="8"/></text:span></text:span><text:span text:style-name="Source_20_Text"><text:span text:style-name="T3">if</text:span></text:span><text:span text:style-name="Source_20_Text"><text:span text:style-name="T4"> (source == </text:span></text:span><text:span text:style-name="Source_20_Text"><text:span text:style-name="T3">null</text:span></text:span><text:span text:style-name="Source_20_Text"><text:span text:style-name="T4">) 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3">false</text:span></text:span><text:span text:style-name="Source_20_Text"><text:span text:style-name="T4">;</text:span></text:span></text:p>
      <text:p text:style-name="P17"><text:span text:style-name="Source_20_Text"><text:span text:style-name="T5"><text:s text:c="8"/></text:span></text:span><text:span text:style-name="Source_20_Text"><text:span text:style-name="T3">try</text:span></text:span></text:p>
      <text:p text:style-name="P16"><text:span text:style-name="Source_20_Text"><text:span text:style-name="T5"><text:s text:c="8"/></text:span></text:span><text:span text:style-name="Source_20_Text"><text:span text:style-name="T4">{</text:span></text:span></text:p>
      <text:p text:style-name="P17"><text:span text:style-name="Source_20_Text"><text:span text:style-name="T5"><text:s text:c="12"/></text:span></text:span><text:span text:style-name="Source_20_Text"><text:span text:style-name="T3">using</text:span></text:span><text:span text:style-name="Source_20_Text"><text:span text:style-name="T4"> (JsonDocument doc = JsonDocument.Parse(source))</text:span></text:span></text:p>
      <text:p text:style-name="P16"><text:span text:style-name="Source_20_Text"><text:span text:style-name="T5"><text:s text:c="12"/></text:span></text:span><text:span text:style-name="Source_20_Text"><text:span text:style-name="T4">{</text:span></text:span></text:p>
      <text:p text:style-name="P17"><text:span text:style-name="Source_20_Text"><text:span text:style-name="T5"><text:s text:c="16"/></text:span></text:span><text:span text:style-name="Source_20_Text"><text:span text:style-name="T6">// dispose any created doc</text:span></text:span></text:p>
      <text:p text:style-name="P16"><text:span text:style-name="Source_20_Text"><text:span text:style-name="T5"><text:s text:c="12"/></text:span></text:span><text:span text:style-name="Source_20_Text"><text:span text:style-name="T4">}</text:span></text:span></text:p>
      <text:p text:style-name="P17"><text:span text:style-name="Source_20_Text"><text:span text:style-name="T5"><text:s text:c="12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3">true</text:span></text:span><text:span text:style-name="Source_20_Text"><text:span text:style-name="T4">;</text:span></text:span></text:p>
      <text:p text:style-name="P16"><text:span text:style-name="Source_20_Text"><text:span text:style-name="T5"><text:s text:c="8"/></text:span></text:span><text:span text:style-name="Source_20_Text"><text:span text:style-name="T4">}</text:span></text:span></text:p>
      <text:p text:style-name="P17"><text:span text:style-name="Source_20_Text"><text:span text:style-name="T5"><text:s text:c="8"/></text:span></text:span><text:span text:style-name="Source_20_Text"><text:span text:style-name="T3">catch</text:span></text:span><text:span text:style-name="Source_20_Text"><text:span text:style-name="T4"> (JsonException)</text:span></text:span></text:p>
      <text:p text:style-name="P16"><text:span text:style-name="Source_20_Text"><text:span text:style-name="T5"><text:s text:c="8"/></text:span></text:span><text:span text:style-name="Source_20_Text"><text:span text:style-name="T4">{</text:span></text:span></text:p>
      <text:p text:style-name="P17"><text:span text:style-name="Source_20_Text"><text:span text:style-name="T5"><text:s text:c="12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3">false</text:span></text:span><text:span text:style-name="Source_20_Text"><text:span text:style-name="T4">;</text:span></text:span></text:p>
      <text:p text:style-name="P16"><text:span text:style-name="Source_20_Text"><text:span text:style-name="T5"><text:s text:c="8"/></text:span></text:span><text:span text:style-name="Source_20_Text"><text:span text:style-name="T4">}</text:span></text:span></text:p>
      <text:p text:style-name="P16"><text:span text:style-name="Source_20_Text"><text:span text:style-name="T5"><text:s text:c="4"/></text:span></text:span><text:span text:style-name="Source_20_Text"><text:span text:style-name="T4">}</text:span></text:span></text:p>
      <text:p text:style-name="P18"><text:span text:style-name="Source_20_Text"><text:span text:style-name="T4">}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9T07:38:16.427960800</meta:creation-date>
    <dc:date>2025-07-02T05:53:25.317226700</dc:date>
    <meta:editing-duration>P1DT4H48M41S</meta:editing-duration>
    <meta:editing-cycles>4</meta:editing-cycles>
    <meta:generator>LibreOffice/25.2.4.3$Windows_X86_64 LibreOffice_project/33e196637044ead23f5c3226cde09b47731f7e27</meta:generator>
    <meta:document-statistic meta:table-count="0" meta:image-count="0" meta:object-count="0" meta:page-count="5" meta:paragraph-count="124" meta:word-count="650" meta:character-count="4619" meta:non-whitespace-character-count="3562"/>
  </office:meta>
</office:document-meta>
</file>